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Standardskriftforavsnitt" style:family="text">
      <style:text-properties fo:language="en" fo:country="US"/>
    </style:style>
  </office:automatic-styles>
  <office:body>
    <office:text text:use-soft-page-breaks="true">
      <text:p text:style-name="P1">This is a file with content.<text:s/>It contains text. This is a sentence. This is another sentence.</text:p>
      <text:p text:style-name="P2"/>
      <text:p text:style-name="Normal"><text:span text:style-name="T3">This is a new paragraph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tet, Anna</meta:initial-creator>
    <dc:creator>Kastet, Anna</dc:creator>
    <meta:creation-date>2015-06-25T12:57:00Z</meta:creation-date>
    <dc:date>2015-06-25T12:57:00Z</dc:date>
    <meta:print-date>2015-06-25T12:56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9" meta:character-count="119" meta:row-count="1" meta:non-whitespace-character-count="101"/>
  </office:meta>
</office:document-meta>
</file>